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967" officeooo:paragraph-rsid="00029967"/>
    </style:style>
    <style:style style:name="T1" style:family="text">
      <style:text-properties officeooo:rsid="0003a5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<text:span text:style-name="T1">d</text:span>ges and Hotels </text:p>
      <text:p text:style-name="P1"/>
      <text:p text:style-name="P1">Restaurant</text:p>
      <text:p text:style-name="P1"/>
      <text:p text:style-name="P1">Civil Servant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9:40:45.978537421</meta:creation-date>
    <dc:date>2025-04-19T19:42:19.773133083</dc:date>
    <meta:editing-duration>PT1M3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6" meta:character-count="42" meta:non-whitespace-character-count="37"/>
  </office:meta>
</office:document-meta>
</file>